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.75mm"/>
    </style:style>
    <style:style style:name="co4" style:family="table-column">
      <style:table-column-properties fo:break-before="auto" style:column-width="6.09mm"/>
    </style:style>
    <style:style style:name="co5" style:family="table-column">
      <style:table-column-properties fo:break-before="auto" style:column-width="5.43mm"/>
    </style:style>
    <style:style style:name="co6" style:family="table-column">
      <style:table-column-properties fo:break-before="auto" style:column-width="7.36mm"/>
    </style:style>
    <style:style style:name="co7" style:family="table-column">
      <style:table-column-properties fo:break-before="auto" style:column-width="31.47mm"/>
    </style:style>
    <style:style style:name="co8" style:family="table-column">
      <style:table-column-properties fo:break-before="auto" style:column-width="12.17mm"/>
    </style:style>
    <style:style style:name="co9" style:family="table-column">
      <style:table-column-properties fo:break-before="auto" style:column-width="16.33mm"/>
    </style:style>
    <style:style style:name="co10" style:family="table-column">
      <style:table-column-properties fo:break-before="auto" style:column-width="15.36mm"/>
    </style:style>
    <style:style style:name="co11" style:family="table-column">
      <style:table-column-properties fo:break-before="auto" style:column-width="3.19mm"/>
    </style:style>
    <style:style style:name="co12" style:family="table-column">
      <style:table-column-properties fo:break-before="auto" style:column-width="32.03mm"/>
    </style:style>
    <style:style style:name="co13" style:family="table-column">
      <style:table-column-properties fo:break-before="auto" style:column-width="23.37mm"/>
    </style:style>
    <style:style style:name="co14" style:family="table-column">
      <style:table-column-properties fo:break-before="auto" style:column-width="33.71mm"/>
    </style:style>
    <style:style style:name="co15" style:family="table-column">
      <style:table-column-properties fo:break-before="auto" style:column-width="17.94mm"/>
    </style:style>
    <style:style style:name="co16" style:family="table-column">
      <style:table-column-properties fo:break-before="auto" style:column-width="17.62mm"/>
    </style:style>
    <style:style style:name="co17" style:family="table-column">
      <style:table-column-properties fo:break-before="auto" style:column-width="19.86mm"/>
    </style:style>
    <style:style style:name="co18" style:family="table-column">
      <style:table-column-properties fo:break-before="auto" style:column-width="14.41mm"/>
    </style:style>
    <style:style style:name="co19" style:family="table-column">
      <style:table-column-properties fo:break-before="auto" style:column-width="11.2mm"/>
    </style:style>
    <style:style style:name="co20" style:family="table-column">
      <style:table-column-properties fo:break-before="auto" style:column-width="17.29mm"/>
    </style:style>
    <style:style style:name="co21" style:family="table-column">
      <style:table-column-properties fo:break-before="auto" style:column-width="19.21mm"/>
    </style:style>
    <style:style style:name="co22" style:family="table-column">
      <style:table-column-properties fo:break-before="auto" style:column-width="18.2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4" style:family="table-cell" style:parent-style-name="Default" style:data-style-name="N106">
      <style:text-properties fo:color="#31363b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5" style:family="table-cell" style:parent-style-name="Default" style:data-style-name="N106">
      <style:text-properties fo:color="#31363b" style:font-name="Ubuntu" fo:font-size="10pt" fo:language="none" fo:country="none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6" style:family="table-cell" style:parent-style-name="Default" style:data-style-name="N106"/>
    <style:style style:name="ce7" style:family="table-cell" style:parent-style-name="Default" style:data-style-name="N106"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  <style:style style:name="ce10" style:family="table-cell" style:parent-style-name="Default" style:data-style-name="N107">
      <style:table-cell-properties fo:border="0.06pt solid #000000"/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4"/>
        <table:table-column table:style-name="co11" table:default-cell-style-name="ce4"/>
        <table:table-column table:style-name="co12" table:default-cell-style-name="Default"/>
        <table:table-column table:style-name="co13" table:default-cell-style-name="Default"/>
        <table:table-column table:style-name="co2" table:number-columns-repeated="2" table:default-cell-style-name="Default"/>
        <table:table-row table:style-name="ro1" table:number-rows-repeated="2">
          <table:table-cell table:number-columns-repeated="10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channel</text:p>
          </table:table-cell>
          <table:table-cell office:value-type="string" calcext:value-type="string">
            <text:p><text:s/>Speed</text:p>
          </table:table-cell>
          <table:table-cell office:value-type="string" calcext:value-type="string">
            <text:p><text:s/>Privacy</text:p>
          </table:table-cell>
          <table:table-cell office:value-type="string" calcext:value-type="string">
            <text:p><text:s/>Cipher</text:p>
          </table:table-cell>
          <table:table-cell office:value-type="string" calcext:value-type="string">
            <text:p><text:s/>Authentication</text:p>
          </table:table-cell>
          <table:table-cell office:value-type="string" calcext:value-type="string">
            <text:p><text:s/>Power</text:p>
          </table:table-cell>
          <table:table-cell office:value-type="string" calcext:value-type="string">
            <text:p><text:s/>ESSI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[W]</text:p>
          </table:table-cell>
          <table:table-cell table:style-name="Default" office:value-type="string" calcext:value-type="string">
            <text:p>[D] = [m]</text:p>
          </table:table-cell>
          <table:table-cell table:style-name="Default"/>
          <table:table-cell office:value-type="string" calcext:value-type="string">
            <text:p>Potencia X AREA</text:p>
          </table:table-cell>
          <table:table-cell office:value-type="string" calcext:value-type="string">
            <text:p>Area Hab</text:p>
          </table:table-cell>
          <table:table-cell office:value-type="string" calcext:value-type="string">
            <text:p>[W]/m²</text:p>
          </table:table-cell>
          <table:table-cell office:value-type="string" calcext:value-type="string">
            <text:p>AP’s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69" calcext:value-type="float">
            <text:p>-69</text:p>
          </table:table-cell>
          <table:table-cell office:value-type="string" calcext:value-type="string">
            <text:p><text:s/>CELESTE</text:p>
          </table:table-cell>
          <table:table-cell office:value-type="string" calcext:value-type="string">
            <text:p>CAP1</text:p>
          </table:table-cell>
          <table:table-cell table:style-name="ce2" office:value-type="float" office:value="0.000000000125892541179417" calcext:value-type="float">
            <text:p>1,25892541179417E-10</text:p>
          </table:table-cell>
          <table:table-cell office:value-type="float" office:value="15.2999359868237" calcext:value-type="float">
            <text:p>15,3</text:p>
          </table:table-cell>
          <table:table-cell/>
          <table:table-cell table:formula="of:=[.J6]" office:value-type="float" office:value="0.000000000398107170553497" calcext:value-type="float">
            <text:p>3,98107170553497E-10</text:p>
          </table:table-cell>
          <table:table-cell office:value-type="float" office:value="88.2128" calcext:value-type="float">
            <text:p>88,2128</text:p>
          </table:table-cell>
          <table:table-cell table:formula="of:=[.M4]/[.N4]" office:value-type="float" office:value="0.00000000000451303178851025" calcext:value-type="float">
            <text:p>4,51303178851025E-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67" calcext:value-type="float">
            <text:p>-67</text:p>
          </table:table-cell>
          <table:table-cell office:value-type="string" calcext:value-type="string">
            <text:p><text:s/>VTR-7259770</text:p>
          </table:table-cell>
          <table:table-cell office:value-type="string" calcext:value-type="string">
            <text:p>CAP1</text:p>
          </table:table-cell>
          <table:table-cell table:style-name="ce2" office:value-type="float" office:value="0.000000000199526231496888" calcext:value-type="float">
            <text:p>1,99526231496888E-10</text:p>
          </table:table-cell>
          <table:table-cell office:value-type="float" office:value="16.7383040567161" calcext:value-type="float">
            <text:p>16,7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<text:s/>OPN </text:p>
          </table:table-cell>
          <table:table-cell table:style-name="ce1" office:value-type="string" calcext:value-type="string">
            <text:p><text:s text:c="7"/></text:p>
          </table:table-cell>
          <table:table-cell table:style-name="ce1" office:value-type="string" calcext:value-type="string">
            <text:p><text:s text:c="3"/></text:p>
          </table:table-cell>
          <table:table-cell table:style-name="ce1" office:value-type="float" office:value="-64" calcext:value-type="float">
            <text:p>-64</text:p>
          </table:table-cell>
          <table:table-cell table:style-name="ce1" office:value-type="string" calcext:value-type="string">
            <text:p><text:s/>Yordiytabi</text:p>
          </table:table-cell>
          <table:table-cell table:style-name="ce1" office:value-type="string" calcext:value-type="string">
            <text:p>CAP1</text:p>
          </table:table-cell>
          <table:table-cell table:style-name="ce3" office:value-type="float" office:value="0.000000000398107170553497" calcext:value-type="float">
            <text:p>3,98107170553497E-10</text:p>
          </table:table-cell>
          <table:table-cell table:style-name="ce5" office:value-type="float" office:value="12.8308669546211" calcext:value-type="float">
            <text:p>12,8</text:p>
          </table:table-cell>
          <table:table-cell table:number-columns-repeated="5"/>
        </table:table-row>
        <table:table-row table:style-name="ro1">
          <table:table-cell table:number-columns-repeated="10"/>
          <table:table-cell table:style-name="ce6" table:number-columns-repeated="2"/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68" calcext:value-type="float">
            <text:p>-68</text:p>
          </table:table-cell>
          <table:table-cell office:value-type="string" calcext:value-type="string">
            <text:p><text:s/>VTR-1827716</text:p>
          </table:table-cell>
          <table:table-cell office:value-type="string" calcext:value-type="string">
            <text:p>CAP2</text:p>
          </table:table-cell>
          <table:table-cell table:style-name="ce2" office:value-type="float" office:value="0.000000000158489319246111" calcext:value-type="float">
            <text:p>1,58489319246111E-10</text:p>
          </table:table-cell>
          <table:table-cell office:value-type="float" office:value="19.5059568767578" calcext:value-type="float">
            <text:p>19,5</text:p>
          </table:table-cell>
          <table:table-cell/>
          <table:table-cell table:formula="of:=SUM([.J9:.J10])" office:value-type="float" office:value="0.000000021211548561483" calcext:value-type="float">
            <text:p>2,1211548561483E-08</text:p>
          </table:table-cell>
          <table:table-cell office:value-type="float" office:value="101.5874" calcext:value-type="float">
            <text:p>101,5874</text:p>
          </table:table-cell>
          <table:table-cell table:formula="of:=[.M8]/[.N8]" office:value-type="float" office:value="0.00000000020880097887615" calcext:value-type="float">
            <text:p>2,0880097887615E-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<text:s/>WPA2</text:p>
          </table:table-cell>
          <table:table-cell table:style-name="ce1" office:value-type="string" calcext:value-type="string">
            <text:p><text:s/>CCMP TKIP</text:p>
          </table:table-cell>
          <table:table-cell table:style-name="ce1" office:value-type="string" calcext:value-type="string">
            <text:p>PSK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string" calcext:value-type="string">
            <text:p><text:s/>Wifi</text:p>
          </table:table-cell>
          <table:table-cell table:style-name="ce1" office:value-type="string" calcext:value-type="string">
            <text:p>CAP2</text:p>
          </table:table-cell>
          <table:table-cell table:style-name="ce3" office:value-type="float" office:value="0.00000000125892541179417" calcext:value-type="float">
            <text:p>1,25892541179417E-09</text:p>
          </table:table-cell>
          <table:table-cell table:style-name="ce5" office:value-type="float" office:value="8.26360454715287" calcext:value-type="float">
            <text:p>8,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<text:s/>WPA2</text:p>
          </table:table-cell>
          <table:table-cell table:style-name="ce1" office:value-type="string" calcext:value-type="string">
            <text:p><text:s/>CCMP</text:p>
          </table:table-cell>
          <table:table-cell table:style-name="ce1" office:value-type="string" calcext:value-type="string">
            <text:p>PSK</text:p>
          </table:table-cell>
          <table:table-cell table:style-name="ce1" office:value-type="float" office:value="-47" calcext:value-type="float">
            <text:p>-47</text:p>
          </table:table-cell>
          <table:table-cell table:style-name="ce1" office:value-type="string" calcext:value-type="string">
            <text:p><text:s/>CELESTE</text:p>
          </table:table-cell>
          <table:table-cell table:style-name="ce1" office:value-type="string" calcext:value-type="string">
            <text:p>CAP2</text:p>
          </table:table-cell>
          <table:table-cell table:style-name="ce3" office:value-type="float" office:value="0.0000000199526231496888" calcext:value-type="float">
            <text:p>0,00000002</text:p>
          </table:table-cell>
          <table:table-cell table:style-name="ce5" office:value-type="float" office:value="0.850185293553993" calcext:value-type="float">
            <text:p>0,9</text:p>
          </table:table-cell>
          <table:table-cell table:number-columns-repeated="5"/>
        </table:table-row>
        <table:table-row table:style-name="ro1">
          <table:table-cell table:number-columns-repeated="10"/>
          <table:table-cell table:style-name="ce6" table:number-columns-repeated="2"/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75" calcext:value-type="float">
            <text:p>-75</text:p>
          </table:table-cell>
          <table:table-cell office:value-type="string" calcext:value-type="string">
            <text:p><text:s/>PDV</text:p>
          </table:table-cell>
          <table:table-cell office:value-type="string" calcext:value-type="string">
            <text:p>CAP3</text:p>
          </table:table-cell>
          <table:table-cell table:style-name="ce2" office:value-type="float" office:value="0.0000000000316227766016838" calcext:value-type="float">
            <text:p>3,16227766016838E-11</text:p>
          </table:table-cell>
          <table:table-cell office:value-type="float" office:value="33.7789579959371" calcext:value-type="float">
            <text:p>33,8</text:p>
          </table:table-cell>
          <table:table-cell/>
          <table:table-cell table:formula="of:=[.J13]" office:value-type="float" office:value="0.000000000794328234724282" calcext:value-type="float">
            <text:p>7,94328234724282E-10</text:p>
          </table:table-cell>
          <table:table-cell office:value-type="float" office:value="96.4641" calcext:value-type="float">
            <text:p>96,4641</text:p>
          </table:table-cell>
          <table:table-cell table:formula="of:=[.M12]/[.N12]" office:value-type="float" office:value="0.0000000000082344440545683" calcext:value-type="float">
            <text:p>8,2344440545683E-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<text:s/>WPA2</text:p>
          </table:table-cell>
          <table:table-cell table:style-name="ce1" office:value-type="string" calcext:value-type="string">
            <text:p><text:s/>CCMP TKIP</text:p>
          </table:table-cell>
          <table:table-cell table:style-name="ce1" office:value-type="string" calcext:value-type="string">
            <text:p>PSK</text:p>
          </table:table-cell>
          <table:table-cell table:style-name="ce1" office:value-type="float" office:value="-61" calcext:value-type="float">
            <text:p>-61</text:p>
          </table:table-cell>
          <table:table-cell table:style-name="ce1" office:value-type="string" calcext:value-type="string">
            <text:p><text:s/>Wifi</text:p>
          </table:table-cell>
          <table:table-cell table:style-name="ce1" office:value-type="string" calcext:value-type="string">
            <text:p>CAP3</text:p>
          </table:table-cell>
          <table:table-cell table:style-name="ce3" office:value-type="float" office:value="0.000000000794328234724282" calcext:value-type="float">
            <text:p>7,94328234724282E-10</text:p>
          </table:table-cell>
          <table:table-cell table:style-name="ce5" office:value-type="float" office:value="9.85380846294004" calcext:value-type="float">
            <text:p>9,9</text:p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10"/>
          <table:table-cell table:style-name="ce6" table:number-columns-repeated="2"/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76" calcext:value-type="float">
            <text:p>-76</text:p>
          </table:table-cell>
          <table:table-cell office:value-type="string" calcext:value-type="string">
            <text:p><text:s/>WIFI-SSV</text:p>
          </table:table-cell>
          <table:table-cell office:value-type="string" calcext:value-type="string">
            <text:p>CAP4</text:p>
          </table:table-cell>
          <table:table-cell table:style-name="ce2" office:value-type="float" office:value="0.0000000000251188643150958" calcext:value-type="float">
            <text:p>2,51188643150958E-11</text:p>
          </table:table-cell>
          <table:table-cell office:value-type="float" office:value="66.3458429337081" calcext:value-type="float">
            <text:p>66,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<text:s/>SmartValdivia</text:p>
          </table:table-cell>
          <table:table-cell office:value-type="string" calcext:value-type="string">
            <text:p>CAP4</text:p>
          </table:table-cell>
          <table:table-cell table:style-name="ce2" office:value-type="float" office:value="0.0000000001" calcext:value-type="float">
            <text:p>1E-10</text:p>
          </table:table-cell>
          <table:table-cell office:value-type="float" office:value="17.4478962236151" calcext:value-type="float">
            <text:p>17,4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2"/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77" calcext:value-type="float">
            <text:p>-77</text:p>
          </table:table-cell>
          <table:table-cell office:value-type="string" calcext:value-type="string">
            <text:p><text:s/>PDV</text:p>
          </table:table-cell>
          <table:table-cell office:value-type="string" calcext:value-type="string">
            <text:p>CAP5</text:p>
          </table:table-cell>
          <table:table-cell office:value-type="float" office:value="0.0000000000199526231496888" calcext:value-type="float">
            <text:p>1,99526231496888E-11</text:p>
          </table:table-cell>
          <table:table-cell table:style-name="ce6" office:value-type="float" office:value="40.2792002291955" calcext:value-type="float">
            <text:p>40,3</text:p>
          </table:table-cell>
          <table:table-cell table:style-name="ce6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73" calcext:value-type="float">
            <text:p>-73</text:p>
          </table:table-cell>
          <table:table-cell office:value-type="string" calcext:value-type="string">
            <text:p><text:s/>Melillanca1</text:p>
          </table:table-cell>
          <table:table-cell office:value-type="string" calcext:value-type="string">
            <text:p>CAP5</text:p>
          </table:table-cell>
          <table:table-cell table:style-name="ce2" office:value-type="float" office:value="0.0000000000501187233627272" calcext:value-type="float">
            <text:p>5,01187233627272E-11</text:p>
          </table:table-cell>
          <table:table-cell office:value-type="float" office:value="28.3277224174933" calcext:value-type="float">
            <text:p>28,3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73" calcext:value-type="float">
            <text:p>-73</text:p>
          </table:table-cell>
          <table:table-cell office:value-type="string" calcext:value-type="string">
            <text:p><text:s/>WIFI-SSV</text:p>
          </table:table-cell>
          <table:table-cell office:value-type="string" calcext:value-type="string">
            <text:p>CAP5</text:p>
          </table:table-cell>
          <table:table-cell table:style-name="ce2" office:value-type="float" office:value="0.0000000000501187233627272" calcext:value-type="float">
            <text:p>5,01187233627272E-11</text:p>
          </table:table-cell>
          <table:table-cell office:value-type="float" office:value="41.9224152134382" calcext:value-type="float">
            <text:p>41,9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2"/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68" calcext:value-type="float">
            <text:p>-68</text:p>
          </table:table-cell>
          <table:table-cell office:value-type="string" calcext:value-type="string">
            <text:p><text:s/>WSE</text:p>
          </table:table-cell>
          <table:table-cell office:value-type="string" calcext:value-type="string">
            <text:p>CAP6</text:p>
          </table:table-cell>
          <table:table-cell table:style-name="ce2" office:value-type="float" office:value="0.000000000158489319246111" calcext:value-type="float">
            <text:p>1,58489319246111E-10</text:p>
          </table:table-cell>
          <table:table-cell office:value-type="float" office:value="19.5059568767578" calcext:value-type="float">
            <text:p>19,5</text:p>
          </table:table-cell>
          <table:table-cell table:style-name="ce6"/>
          <table:table-cell table:formula="of:=SUM([.J23:.J24])" office:value-type="float" office:value="0.000000000567416409167796" calcext:value-type="float">
            <text:p>5,67416409167796E-10</text:p>
          </table:table-cell>
          <table:table-cell office:value-type="float" office:value="72.6968" calcext:value-type="float">
            <text:p>72,6968</text:p>
          </table:table-cell>
          <table:table-cell table:formula="of:=[.M22]/[.N22]" office:value-type="float" office:value="0.00000000000780524602414131" calcext:value-type="float">
            <text:p>7,80524602414131E-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<text:s/>OPN </text:p>
          </table:table-cell>
          <table:table-cell table:style-name="ce1" office:value-type="string" calcext:value-type="string">
            <text:p><text:s text:c="7"/></text:p>
          </table:table-cell>
          <table:table-cell table:style-name="ce1" office:value-type="string" calcext:value-type="string">
            <text:p><text:s text:c="3"/></text:p>
          </table:table-cell>
          <table:table-cell table:style-name="ce1" office:value-type="float" office:value="-66" calcext:value-type="float">
            <text:p>-66</text:p>
          </table:table-cell>
          <table:table-cell table:style-name="ce1" office:value-type="string" calcext:value-type="string">
            <text:p><text:s/>SmartValdivia</text:p>
          </table:table-cell>
          <table:table-cell table:style-name="ce1" office:value-type="string" calcext:value-type="string">
            <text:p>CAP6</text:p>
          </table:table-cell>
          <table:table-cell table:style-name="ce3" office:value-type="float" office:value="0.000000000251188643150958" calcext:value-type="float">
            <text:p>2,51188643150958E-10</text:p>
          </table:table-cell>
          <table:table-cell table:style-name="ce5" office:value-type="float" office:value="10.3164255095363" calcext:value-type="float">
            <text:p>10,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<text:s/>WPA2WPA </text:p>
          </table:table-cell>
          <table:table-cell table:style-name="ce1" office:value-type="string" calcext:value-type="string">
            <text:p><text:s/>CCMP TKIP</text:p>
          </table:table-cell>
          <table:table-cell table:style-name="ce1" office:value-type="string" calcext:value-type="string">
            <text:p>PSK</text:p>
          </table:table-cell>
          <table:table-cell table:style-name="ce1" office:value-type="float" office:value="-65" calcext:value-type="float">
            <text:p>-65</text:p>
          </table:table-cell>
          <table:table-cell table:style-name="ce1" office:value-type="string" calcext:value-type="string">
            <text:p><text:s/>WIFI-SSV</text:p>
          </table:table-cell>
          <table:table-cell table:style-name="ce1" office:value-type="string" calcext:value-type="string">
            <text:p>CAP6</text:p>
          </table:table-cell>
          <table:table-cell table:style-name="ce3" office:value-type="float" office:value="0.000000000316227766016838" calcext:value-type="float">
            <text:p>3,16227766016838E-10</text:p>
          </table:table-cell>
          <table:table-cell table:style-name="ce5" office:value-type="float" office:value="12.3253664007243" calcext:value-type="float">
            <text:p>12,3</text:p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9"/>
          <table:table-cell table:style-name="ce2"/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68" calcext:value-type="float">
            <text:p>-68</text:p>
          </table:table-cell>
          <table:table-cell office:value-type="string" calcext:value-type="string">
            <text:p><text:s/>Cerec</text:p>
          </table:table-cell>
          <table:table-cell office:value-type="string" calcext:value-type="string">
            <text:p>CAP7</text:p>
          </table:table-cell>
          <table:table-cell office:value-type="float" office:value="0.000000000158489319246111" calcext:value-type="float">
            <text:p>1,58489319246111E-10</text:p>
          </table:table-cell>
          <table:table-cell table:style-name="ce6" office:value-type="float" office:value="18.2442150329813" calcext:value-type="float">
            <text:p>18,2</text:p>
          </table:table-cell>
          <table:table-cell/>
          <table:table-cell table:formula="of:=SUM([.J27:.J28])" office:value-type="float" office:value="0.00000000271141266300647" calcext:value-type="float">
            <text:p>2,71141266300647E-09</text:p>
          </table:table-cell>
          <table:table-cell office:value-type="float" office:value="203.8989" calcext:value-type="float">
            <text:p>203,8989</text:p>
          </table:table-cell>
          <table:table-cell table:formula="of:=[.M26]/[.N26]" office:value-type="float" office:value="0.0000000000132978287916535" calcext:value-type="float">
            <text:p>1,32978287916535E-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<text:s/>WPA2</text:p>
          </table:table-cell>
          <table:table-cell table:style-name="ce1" office:value-type="string" calcext:value-type="string">
            <text:p><text:s/>CCMP TKIP</text:p>
          </table:table-cell>
          <table:table-cell table:style-name="ce1" office:value-type="string" calcext:value-type="string">
            <text:p>PSK</text:p>
          </table:table-cell>
          <table:table-cell table:style-name="ce1" office:value-type="float" office:value="-67" calcext:value-type="float">
            <text:p>-67</text:p>
          </table:table-cell>
          <table:table-cell table:style-name="ce1" office:value-type="string" calcext:value-type="string">
            <text:p><text:s/>Telsur_WIFI</text:p>
          </table:table-cell>
          <table:table-cell table:style-name="ce1" office:value-type="string" calcext:value-type="string">
            <text:p>CAP7</text:p>
          </table:table-cell>
          <table:table-cell table:style-name="ce1" office:value-type="float" office:value="0.000000000199526231496888" calcext:value-type="float">
            <text:p>1,99526231496888E-10</text:p>
          </table:table-cell>
          <table:table-cell table:style-name="ce7" office:value-type="float" office:value="11.7647499861477" calcext:value-type="float">
            <text:p>11,8</text:p>
          </table:table-cell>
          <table:table-cell table:style-name="ce6"/>
          <table:table-cell table:number-columns-repeated="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<text:s/>OPN </text:p>
          </table:table-cell>
          <table:table-cell table:style-name="ce1" office:value-type="string" calcext:value-type="string">
            <text:p><text:s text:c="7"/></text:p>
          </table:table-cell>
          <table:table-cell table:style-name="ce1" office:value-type="string" calcext:value-type="string">
            <text:p><text:s text:c="3"/></text:p>
          </table:table-cell>
          <table:table-cell table:style-name="ce1" office:value-type="float" office:value="-56" calcext:value-type="float">
            <text:p>-56</text:p>
          </table:table-cell>
          <table:table-cell table:style-name="ce1" office:value-type="string" calcext:value-type="string">
            <text:p><text:s/>SmartValdivia</text:p>
          </table:table-cell>
          <table:table-cell table:style-name="ce1" office:value-type="string" calcext:value-type="string">
            <text:p>CAP7</text:p>
          </table:table-cell>
          <table:table-cell table:style-name="ce1" office:value-type="float" office:value="0.00000000251188643150958" calcext:value-type="float">
            <text:p>2,51188643150958E-09</text:p>
          </table:table-cell>
          <table:table-cell table:style-name="ce7" office:value-type="float" office:value="2.77328619389604" calcext:value-type="float">
            <text:p>2,8</text:p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10"/>
          <table:table-cell table:style-name="ce6" table:number-columns-repeated="2"/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74" calcext:value-type="float">
            <text:p>-74</text:p>
          </table:table-cell>
          <table:table-cell office:value-type="string" calcext:value-type="string">
            <text:p><text:s/>WIFI-SSV</text:p>
          </table:table-cell>
          <table:table-cell office:value-type="string" calcext:value-type="string">
            <text:p>CAP8</text:p>
          </table:table-cell>
          <table:table-cell office:value-type="float" office:value="0.0000000000398107170553497" calcext:value-type="float">
            <text:p>3,98107170553497E-11</text:p>
          </table:table-cell>
          <table:table-cell table:style-name="ce6" office:value-type="float" office:value="48.8542220616879" calcext:value-type="float">
            <text:p>48,9</text:p>
          </table:table-cell>
          <table:table-cell table:style-name="ce6"/>
          <table:table-cell table:formula="of:=SUM([.J31:.J32])" office:value-type="float" office:value="0.00000000231149008098572" calcext:value-type="float">
            <text:p>2,31149008098572E-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<text:s/>WPA2</text:p>
          </table:table-cell>
          <table:table-cell table:style-name="ce1" office:value-type="string" calcext:value-type="string">
            <text:p><text:s/>CCMP TKIP</text:p>
          </table:table-cell>
          <table:table-cell table:style-name="ce1" office:value-type="string" calcext:value-type="string">
            <text:p>PSK</text:p>
          </table:table-cell>
          <table:table-cell table:style-name="ce1" office:value-type="float" office:value="-65" calcext:value-type="float">
            <text:p>-65</text:p>
          </table:table-cell>
          <table:table-cell table:style-name="ce1" office:value-type="string" calcext:value-type="string">
            <text:p><text:s/>Telsur_WIFI</text:p>
          </table:table-cell>
          <table:table-cell table:style-name="ce1" office:value-type="string" calcext:value-type="string">
            <text:p>CAP8</text:p>
          </table:table-cell>
          <table:table-cell table:style-name="ce1" office:value-type="float" office:value="0.000000000316227766016838" calcext:value-type="float">
            <text:p>3,16227766016838E-10</text:p>
          </table:table-cell>
          <table:table-cell table:style-name="ce7" office:value-type="float" office:value="9.04640008662526" calcext:value-type="float">
            <text:p>9,0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<text:s/>OPN </text:p>
          </table:table-cell>
          <table:table-cell table:style-name="ce1" office:value-type="string" calcext:value-type="string">
            <text:p><text:s text:c="7"/></text:p>
          </table:table-cell>
          <table:table-cell table:style-name="ce1" office:value-type="string" calcext:value-type="string">
            <text:p><text:s text:c="3"/></text:p>
          </table:table-cell>
          <table:table-cell table:style-name="ce1" office:value-type="float" office:value="-57" calcext:value-type="float">
            <text:p>-57</text:p>
          </table:table-cell>
          <table:table-cell table:style-name="ce1" office:value-type="string" calcext:value-type="string">
            <text:p><text:s/>SmartValdivia</text:p>
          </table:table-cell>
          <table:table-cell table:style-name="ce1" office:value-type="string" calcext:value-type="string">
            <text:p>CAP8</text:p>
          </table:table-cell>
          <table:table-cell table:style-name="ce1" office:value-type="float" office:value="0.00000000199526231496888" calcext:value-type="float">
            <text:p>0,000000002</text:p>
          </table:table-cell>
          <table:table-cell table:style-name="ce7" office:value-type="float" office:value="3.16262824570994" calcext:value-type="float">
            <text:p>3,2</text:p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10"/>
          <table:table-cell table:style-name="ce6" table:number-columns-repeated="2"/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EP </text:p>
          </table:table-cell>
          <table:table-cell office:value-type="string" calcext:value-type="string">
            <text:p><text:s/>WEP</text:p>
          </table:table-cell>
          <table:table-cell office:value-type="string" calcext:value-type="string">
            <text:p><text:s text:c="3"/></text:p>
          </table:table-cell>
          <table:table-cell office:value-type="float" office:value="-67" calcext:value-type="float">
            <text:p>-67</text:p>
          </table:table-cell>
          <table:table-cell office:value-type="string" calcext:value-type="string">
            <text:p><text:s/>FAM.N.CARD.1</text:p>
          </table:table-cell>
          <table:table-cell office:value-type="string" calcext:value-type="string">
            <text:p>CAP9</text:p>
          </table:table-cell>
          <table:table-cell office:value-type="float" office:value="0.000000000199526231496888" calcext:value-type="float">
            <text:p>1,99526231496888E-10</text:p>
          </table:table-cell>
          <table:table-cell table:style-name="ce6" office:value-type="float" office:value="16.7073621763973" calcext:value-type="float">
            <text:p>16,7</text:p>
          </table:table-cell>
          <table:table-cell table:style-name="ce6"/>
          <table:table-cell table:formula="of:=SUM([.J35])" office:value-type="float" office:value="0.000000000316227766016838" calcext:value-type="float">
            <text:p>3,16227766016838E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<text:s/>WPA2</text:p>
          </table:table-cell>
          <table:table-cell table:style-name="ce1" office:value-type="string" calcext:value-type="string">
            <text:p><text:s/>CCMP</text:p>
          </table:table-cell>
          <table:table-cell table:style-name="ce1" office:value-type="string" calcext:value-type="string">
            <text:p>PSK</text:p>
          </table:table-cell>
          <table:table-cell table:style-name="ce1" office:value-type="float" office:value="-65" calcext:value-type="float">
            <text:p>-65</text:p>
          </table:table-cell>
          <table:table-cell table:style-name="ce1" office:value-type="string" calcext:value-type="string">
            <text:p><text:s/>NORA....</text:p>
          </table:table-cell>
          <table:table-cell table:style-name="ce1" office:value-type="string" calcext:value-type="string">
            <text:p>CAP9</text:p>
          </table:table-cell>
          <table:table-cell table:style-name="ce1" office:value-type="float" office:value="0.000000000316227766016838" calcext:value-type="float">
            <text:p>3,16227766016838E-10</text:p>
          </table:table-cell>
          <table:table-cell table:style-name="ce7" office:value-type="float" office:value="12.3253664007243" calcext:value-type="float">
            <text:p>12,3</text:p>
          </table:table-cell>
          <table:table-cell table:style-name="ce6"/>
          <table:table-cell table:number-columns-repeated="4"/>
        </table:table-row>
        <table:table-row table:style-name="ro1">
          <table:table-cell table:number-columns-repeated="10"/>
          <table:table-cell table:style-name="ce6" table:number-columns-repeated="2"/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72" calcext:value-type="float">
            <text:p>-72</text:p>
          </table:table-cell>
          <table:table-cell office:value-type="string" calcext:value-type="string">
            <text:p><text:s/>wifitelsur_lacasita</text:p>
          </table:table-cell>
          <table:table-cell office:value-type="string" calcext:value-type="string">
            <text:p>CAP10</text:p>
          </table:table-cell>
          <table:table-cell office:value-type="float" office:value="0.0000000000630957344480194" calcext:value-type="float">
            <text:p>6,30957344480194E-11</text:p>
          </table:table-cell>
          <table:table-cell table:style-name="ce6" office:value-type="float" office:value="25.9414569059796" calcext:value-type="float">
            <text:p>25,9</text:p>
          </table:table-cell>
          <table:table-cell table:style-name="ce6"/>
          <table:table-cell table:formula="of:=[.J38]" office:value-type="float" office:value="0.000000000158489319246111" calcext:value-type="float">
            <text:p>1,58489319246111E-10</text:p>
          </table:table-cell>
          <table:table-cell office:value-type="float" office:value="47.6595" calcext:value-type="float">
            <text:p>47,6595</text:p>
          </table:table-cell>
          <table:table-cell table:formula="of:=[.M37]/[.N37]" office:value-type="float" office:value="0.00000000000332545073376999" calcext:value-type="float">
            <text:p>3,32545073376999E-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<text:s/>WPA2</text:p>
          </table:table-cell>
          <table:table-cell table:style-name="ce1" office:value-type="string" calcext:value-type="string">
            <text:p><text:s/>CCMP</text:p>
          </table:table-cell>
          <table:table-cell table:style-name="ce1" office:value-type="string" calcext:value-type="string">
            <text:p>PSK</text:p>
          </table:table-cell>
          <table:table-cell table:style-name="ce1" office:value-type="float" office:value="-68" calcext:value-type="float">
            <text:p>-68</text:p>
          </table:table-cell>
          <table:table-cell table:style-name="ce1" office:value-type="string" calcext:value-type="string">
            <text:p><text:s/>CAIMAN</text:p>
          </table:table-cell>
          <table:table-cell table:style-name="ce1" office:value-type="string" calcext:value-type="string">
            <text:p>CAP10</text:p>
          </table:table-cell>
          <table:table-cell table:style-name="ce1" office:value-type="float" office:value="0.000000000158489319246111" calcext:value-type="float">
            <text:p>1,58489319246111E-10</text:p>
          </table:table-cell>
          <table:table-cell table:style-name="ce7" office:value-type="float" office:value="13.4164049465215" calcext:value-type="float">
            <text:p>13,4</text:p>
          </table:table-cell>
          <table:table-cell table:style-name="ce6"/>
          <table:table-cell table:number-columns-repeated="4"/>
        </table:table-row>
        <table:table-row table:style-name="ro1">
          <table:table-cell table:number-columns-repeated="10"/>
          <table:table-cell table:style-name="Default"/>
          <table:table-cell table:style-name="ce7"/>
          <table:table-cell table:number-columns-repeated="4"/>
        </table:table-row>
        <table:table-row table:style-name="ro1">
          <table:table-cell table:number-columns-repeated="10"/>
          <table:table-cell table:style-name="ce6" table:number-columns-repeated="2"/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66" calcext:value-type="float">
            <text:p>-66</text:p>
          </table:table-cell>
          <table:table-cell office:value-type="string" calcext:value-type="string">
            <text:p><text:s/>wifitelsur_lacasita</text:p>
          </table:table-cell>
          <table:table-cell office:value-type="string" calcext:value-type="string">
            <text:p>CAP11</text:p>
          </table:table-cell>
          <table:table-cell table:style-name="ce2" office:value-type="float" office:value="0.000000000251188643150958" calcext:value-type="float">
            <text:p>2,51188643150958E-10</text:p>
          </table:table-cell>
          <table:table-cell office:value-type="float" office:value="15.2999704502879" calcext:value-type="float">
            <text:p>15,3</text:p>
          </table:table-cell>
          <table:table-cell/>
          <table:table-cell table:formula="of:=[.J42]" office:value-type="float" office:value="0.000000000794328234724282" calcext:value-type="float">
            <text:p>7,94328234724282E-10</text:p>
          </table:table-cell>
          <table:table-cell office:value-type="float" office:value="178.7827" calcext:value-type="float">
            <text:p>178,7827</text:p>
          </table:table-cell>
          <table:table-cell table:formula="of:=[.M41]/[.N41]" office:value-type="float" office:value="0.0000000000044429815341433" calcext:value-type="float">
            <text:p>4,4429815341433E-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<text:s/>WPA2</text:p>
          </table:table-cell>
          <table:table-cell table:style-name="ce1" office:value-type="string" calcext:value-type="string">
            <text:p><text:s/>CCMP</text:p>
          </table:table-cell>
          <table:table-cell table:style-name="ce1" office:value-type="string" calcext:value-type="string">
            <text:p>PSK</text:p>
          </table:table-cell>
          <table:table-cell table:style-name="ce1" office:value-type="float" office:value="-61" calcext:value-type="float">
            <text:p>-61</text:p>
          </table:table-cell>
          <table:table-cell table:style-name="ce1" office:value-type="string" calcext:value-type="string">
            <text:p><text:s/>ISIDORA</text:p>
          </table:table-cell>
          <table:table-cell table:style-name="ce1" office:value-type="string" calcext:value-type="string">
            <text:p>CAP11</text:p>
          </table:table-cell>
          <table:table-cell table:style-name="ce3" office:value-type="float" office:value="0.000000000794328234724282" calcext:value-type="float">
            <text:p>7,94328234724282E-10</text:p>
          </table:table-cell>
          <table:table-cell table:style-name="ce5" office:value-type="float" office:value="5.34886908009103" calcext:value-type="float">
            <text:p>5,3</text:p>
          </table:table-cell>
          <table:table-cell table:number-columns-repeated="5"/>
        </table:table-row>
        <table:table-row table:style-name="ro1">
          <table:table-cell table:number-columns-repeated="10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10"/>
          <table:table-cell table:style-name="Default" table:number-columns-repeated="2"/>
          <table:table-cell/>
          <table:table-cell table:formula="of:=SUM([.N4:.N42])" office:value-type="float" office:value="789.3022" calcext:value-type="float">
            <text:p>789,3022</text:p>
          </table:table-cell>
          <table:table-cell table:number-columns-repeated="2"/>
        </table:table-row>
      </table:table>
      <table:table table:name="Gráficos" table:style-name="ta1">
        <table:shapes>
          <draw:frame draw:z-index="0" draw:style-name="gr1" draw:text-style-name="P1" svg:width="159.93mm" svg:height="89.99mm" svg:x="1.29mm" svg:y="72.89mm">
            <loext:p draw:notify-on-update-of-ranges="Gráficos.B2:Gráficos.L2 Gráficos.B14:Gráficos.L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2mm" svg:height="89.99mm" svg:x="172.82mm" svg:y="73.86mm">
            <loext:p draw:notify-on-update-of-ranges="Gráficos.B2:Gráficos.L2 Gráficos.B4:Gráficos.L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3mm" svg:height="89.98mm" svg:x="179.27mm" svg:y="173.53mm">
            <loext:p draw:notify-on-update-of-ranges="Gráficos.B2:Gráficos.L2 Gráficos.B8:Gráficos.L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59.93mm" svg:height="89.99mm" svg:x="0.64mm" svg:y="175.76mm">
            <loext:p draw:notify-on-update-of-ranges="Gráficos.B2:Gráficos.L2 Gráficos.B5:Gráficos.L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159.83mm" svg:height="89.99mm" svg:x="5.52mm" svg:y="275.76mm">
            <loext:p draw:notify-on-update-of-ranges="Gráficos.B2:Gráficos.L2 Gráficos.B12:Gráficos.L12 Gráficos.B13:Gráficos.L13 Gráficos.B2:Gráficos.L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15" table:default-cell-style-name="ce8"/>
        <table:table-column table:style-name="co20" table:default-cell-style-name="ce8"/>
        <table:table-column table:style-name="co21" table:default-cell-style-name="ce8"/>
        <table:table-column table:style-name="co22" table:default-cell-style-name="ce8"/>
        <table:table-column table:style-name="co16" table:default-cell-style-name="ce8"/>
        <table:table-column table:style-name="co15" table:default-cell-style-name="ce8"/>
        <table:table-row table:style-name="ro1">
          <table:table-cell table:style-name="Default" table:number-columns-repeated="12"/>
        </table:table-row>
        <table:table-row table:style-name="ro1">
          <table:table-cell/>
          <table:table-cell office:value-type="string" calcext:value-type="string">
            <text:p>cap1</text:p>
          </table:table-cell>
          <table:table-cell office:value-type="string" calcext:value-type="string">
            <text:p>cap2</text:p>
          </table:table-cell>
          <table:table-cell office:value-type="string" calcext:value-type="string">
            <text:p>cap3</text:p>
          </table:table-cell>
          <table:table-cell office:value-type="string" calcext:value-type="string">
            <text:p>cap4</text:p>
          </table:table-cell>
          <table:table-cell office:value-type="string" calcext:value-type="string">
            <text:p>cap5</text:p>
          </table:table-cell>
          <table:table-cell office:value-type="string" calcext:value-type="string">
            <text:p>cap6</text:p>
          </table:table-cell>
          <table:table-cell office:value-type="string" calcext:value-type="string">
            <text:p>cap7</text:p>
          </table:table-cell>
          <table:table-cell office:value-type="string" calcext:value-type="string">
            <text:p>cap8</text:p>
          </table:table-cell>
          <table:table-cell office:value-type="string" calcext:value-type="string">
            <text:p>cap9</text:p>
          </table:table-cell>
          <table:table-cell office:value-type="string" calcext:value-type="string">
            <text:p>cap10</text:p>
          </table:table-cell>
          <table:table-cell office:value-type="string" calcext:value-type="string">
            <text:p>cap11</text:p>
          </table:table-cell>
        </table:table-row>
        <table:table-row table:style-name="ro1">
          <table:table-cell office:value-type="string" calcext:value-type="string">
            <text:p>POTENCIA x AREA</text:p>
          </table:table-cell>
          <table:table-cell table:formula="of:=[Hoja1.M4]" office:value-type="float" office:value="0.000000000398107170553497" calcext:value-type="float">
            <text:p>3,98107170553497E-10</text:p>
          </table:table-cell>
          <table:table-cell table:formula="of:=[Hoja1.M8]" office:value-type="float" office:value="0.000000021211548561483" calcext:value-type="float">
            <text:p>2,1211548561483E-08</text:p>
          </table:table-cell>
          <table:table-cell table:formula="of:=[Hoja1.M12]" office:value-type="float" office:value="0.000000000794328234724282" calcext:value-type="float">
            <text:p>7,94328234724282E-10</text:p>
          </table:table-cell>
          <table:table-cell table:formula="of:=[Hoja1.M15]" office:value-type="float" office:value="0" calcext:value-type="float">
            <text:p>0</text:p>
          </table:table-cell>
          <table:table-cell table:formula="of:=[Hoja1.M18]" office:value-type="float" office:value="0" calcext:value-type="float">
            <text:p>0</text:p>
          </table:table-cell>
          <table:table-cell table:formula="of:=[Hoja1.M22]" office:value-type="float" office:value="0.000000000567416409167796" calcext:value-type="float">
            <text:p>5,67416409167796E-10</text:p>
          </table:table-cell>
          <table:table-cell table:formula="of:=[Hoja1.M26]" office:value-type="float" office:value="0.00000000271141266300647" calcext:value-type="float">
            <text:p>2,71141266300647E-09</text:p>
          </table:table-cell>
          <table:table-cell table:formula="of:=[Hoja1.M30]" office:value-type="float" office:value="0.00000000231149008098572" calcext:value-type="float">
            <text:p>2,31149008098572E-09</text:p>
          </table:table-cell>
          <table:table-cell table:formula="of:=[Hoja1.M34]" office:value-type="float" office:value="0.000000000316227766016838" calcext:value-type="float">
            <text:p>3,16227766016838E-10</text:p>
          </table:table-cell>
          <table:table-cell table:formula="of:=[Hoja1.M37]" office:value-type="float" office:value="0.000000000158489319246111" calcext:value-type="float">
            <text:p>1,58489319246111E-10</text:p>
          </table:table-cell>
          <table:table-cell table:formula="of:=[Hoja1.M41]" office:value-type="float" office:value="0.000000000794328234724282" calcext:value-type="float">
            <text:p>7,94328234724282E-10</text:p>
          </table:table-cell>
        </table:table-row>
        <table:table-row table:style-name="ro1">
          <table:table-cell office:value-type="string" calcext:value-type="string">
            <text:p>Densidad {H}</text:p>
          </table:table-cell>
          <table:table-cell table:style-name="ce9" table:formula="of:=[.B8]/[Hoja1.N4]" office:value-type="float" office:value="0.0113362233145303" calcext:value-type="float">
            <text:p>0,0113362233</text:p>
          </table:table-cell>
          <table:table-cell table:formula="of:=[.C8]/[Hoja1.N8]" office:value-type="float" office:value="0.0196874809277529" calcext:value-type="float">
            <text:p>0,0196874809</text:p>
          </table:table-cell>
          <table:table-cell table:formula="of:=[.D8]/[Hoja1.N12]" office:value-type="float" office:value="0.0103665508722934" calcext:value-type="float">
            <text:p>0,0103665509</text:p>
          </table:table-cell>
          <table:table-cell table:formula="of:=[Hoja1.N15]" office:value-type="float" office:value="0" calcext:value-type="float">
            <text:p>0</text:p>
          </table:table-cell>
          <table:table-cell table:formula="of:=[Hoja1.N18]" office:value-type="float" office:value="0" calcext:value-type="float">
            <text:p>0</text:p>
          </table:table-cell>
          <table:table-cell table:formula="of:=[.G8]/[Hoja1.N22]" office:value-type="float" office:value="0.0275115273299512" calcext:value-type="float">
            <text:p>0,0275115273</text:p>
          </table:table-cell>
          <table:table-cell table:formula="of:=[.H8]/[Hoja1.N26]" office:value-type="float" office:value="0.00980878268592915" calcext:value-type="float">
            <text:p>0,0098087827</text:p>
          </table:table-cell>
          <table:table-cell table:formula="of:=[Hoja1.N30]" office:value-type="float" office:value="0" calcext:value-type="float">
            <text:p>0</text:p>
          </table:table-cell>
          <table:table-cell table:formula="of:=[Hoja1.N34]" office:value-type="float" office:value="0" calcext:value-type="float">
            <text:p>0</text:p>
          </table:table-cell>
          <table:table-cell table:formula="of:=1/[Hoja1.N37]" office:value-type="float" office:value="0.0209821756417923" calcext:value-type="float">
            <text:p>0,0209821756</text:p>
          </table:table-cell>
          <table:table-cell table:formula="of:=1/[Hoja1.N41]" office:value-type="float" office:value="0.00559338235746524" calcext:value-type="float">
            <text:p>0,0055933824</text:p>
          </table:table-cell>
        </table:table-row>
        <table:table-row table:style-name="ro1">
          <table:table-cell office:value-type="string" calcext:value-type="string">
            <text:p>Densidad {Pob}</text:p>
          </table:table-cell>
          <table:table-cell table:style-name="ce9" table:formula="of:=[.B9]/[Hoja1.N4]" office:value-type="float" office:value="0.00861552971904304" calcext:value-type="float">
            <text:p>0,0086155297</text:p>
          </table:table-cell>
          <table:table-cell table:formula="of:=[.C9]/[Hoja1.N8]" office:value-type="float" office:value="0.0149624855050922" calcext:value-type="float">
            <text:p>0,0149624855</text:p>
          </table:table-cell>
          <table:table-cell table:formula="of:=[.D9]/[Hoja1.N12]" office:value-type="float" office:value="0.007878578662943" calcext:value-type="float">
            <text:p>0,0078785787</text:p>
          </table:table-cell>
          <table:table-cell table:formula="of:=[Hoja1.N16]" office:value-type="float" office:value="0" calcext:value-type="float">
            <text:p>0</text:p>
          </table:table-cell>
          <table:table-cell table:formula="of:=[Hoja1.N19]" office:value-type="float" office:value="0" calcext:value-type="float">
            <text:p>0</text:p>
          </table:table-cell>
          <table:table-cell table:formula="of:=[.G9]/[Hoja1.N22]" office:value-type="float" office:value="0.020908760770763" calcext:value-type="float">
            <text:p>0,0209087608</text:p>
          </table:table-cell>
          <table:table-cell table:formula="of:=[.H9]/[Hoja1.N26]" office:value-type="float" office:value="0.00745467484130616" calcext:value-type="float">
            <text:p>0,0074546748</text:p>
          </table:table-cell>
          <table:table-cell table:formula="of:=[Hoja1.N31]" office:value-type="float" office:value="0" calcext:value-type="float">
            <text:p>0</text:p>
          </table:table-cell>
          <table:table-cell table:formula="of:=[Hoja1.N35]" office:value-type="float" office:value="0" calcext:value-type="float">
            <text:p>0</text:p>
          </table:table-cell>
          <table:table-cell table:formula="of:=[.K9]/[Hoja1.N37]" office:value-type="float" office:value="0.0159464534877621" calcext:value-type="float">
            <text:p>0,0159464535</text:p>
          </table:table-cell>
          <table:table-cell table:formula="of:=[.L9]/[Hoja1.N41]" office:value-type="float" office:value="0.00425097059167358" calcext:value-type="float">
            <text:p>0,0042509706</text:p>
          </table:table-cell>
        </table:table-row>
        <table:table-row table:style-name="ro1">
          <table:table-cell office:value-type="string" calcext:value-type="string">
            <text:p>[W]/m²</text:p>
          </table:table-cell>
          <table:table-cell table:style-name="ce10" table:formula="of:=[Hoja1.O4]" office:value-type="float" office:value="0.00000000000451303178851025" calcext:value-type="float">
            <text:p>4,513E-12</text:p>
          </table:table-cell>
          <table:table-cell table:style-name="ce10" table:formula="of:=[Hoja1.O8]" office:value-type="float" office:value="0.00000000020880097887615" calcext:value-type="float">
            <text:p>2,088E-10</text:p>
          </table:table-cell>
          <table:table-cell table:style-name="ce10" table:formula="of:=[Hoja1.O12]" office:value-type="float" office:value="0.0000000000082344440545683" calcext:value-type="float">
            <text:p>8,234E-12</text:p>
          </table:table-cell>
          <table:table-cell table:number-columns-repeated="2" table:style-name="ce10" office:value-type="float" office:value="0" calcext:value-type="float">
            <text:p>0,000E+00</text:p>
          </table:table-cell>
          <table:table-cell table:style-name="ce10" table:formula="of:=[Hoja1.O22]" office:value-type="float" office:value="0.00000000000780524602414131" calcext:value-type="float">
            <text:p>7,805E-12</text:p>
          </table:table-cell>
          <table:table-cell table:style-name="ce10" table:formula="of:=[Hoja1.O26]" office:value-type="float" office:value="0.0000000000132978287916535" calcext:value-type="float">
            <text:p>1,330E-11</text:p>
          </table:table-cell>
          <table:table-cell table:number-columns-repeated="2" table:style-name="ce10" office:value-type="float" office:value="0" calcext:value-type="float">
            <text:p>0,000E+00</text:p>
          </table:table-cell>
          <table:table-cell table:style-name="ce10" table:formula="of:=[Hoja1.O37]" office:value-type="float" office:value="0.00000000000332545073376999" calcext:value-type="float">
            <text:p>3,325E-12</text:p>
          </table:table-cell>
          <table:table-cell table:style-name="ce10" table:formula="of:=[Hoja1.O41]" office:value-type="float" office:value="0.0000000000044429815341433" calcext:value-type="float">
            <text:p>4,443E-12</text:p>
          </table:table-cell>
        </table:table-row>
        <table:table-row table:style-name="ro1">
          <table:table-cell office:value-type="string" calcext:value-type="string">
            <text:p>casa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P’s</text:p>
          </table:table-cell>
          <table:table-cell table:style-name="ce9" table:formula="of:=[Hoja1.P4]" office:value-type="float" office:value="1" calcext:value-type="float">
            <text:p>1</text:p>
          </table:table-cell>
          <table:table-cell table:formula="of:=[Hoja1.P8]" office:value-type="float" office:value="2" calcext:value-type="float">
            <text:p>2</text:p>
          </table:table-cell>
          <table:table-cell table:formula="of:=[Hoja1.P12]" office:value-type="float" office:value="1" calcext:value-type="float">
            <text:p>1</text:p>
          </table:table-cell>
          <table:table-cell table:formula="of:=[Hoja1.P15]" office:value-type="float" office:value="0" calcext:value-type="float">
            <text:p>0</text:p>
          </table:table-cell>
          <table:table-cell table:formula="of:=[Hoja1.P18]" office:value-type="float" office:value="0" calcext:value-type="float">
            <text:p>0</text:p>
          </table:table-cell>
          <table:table-cell table:formula="of:=[Hoja1.P22]" office:value-type="float" office:value="2" calcext:value-type="float">
            <text:p>2</text:p>
          </table:table-cell>
          <table:table-cell table:formula="of:=[Hoja1.P26]" office:value-type="float" office:value="2" calcext:value-type="float">
            <text:p>2</text:p>
          </table:table-cell>
          <table:table-cell table:formula="of:=[Hoja1.P30]" office:value-type="float" office:value="2" calcext:value-type="float">
            <text:p>2</text:p>
          </table:table-cell>
          <table:table-cell table:formula="of:=[Hoja1.P34]" office:value-type="float" office:value="1" calcext:value-type="float">
            <text:p>1</text:p>
          </table:table-cell>
          <table:table-cell table:formula="of:=[Hoja1.P37]" office:value-type="float" office:value="1" calcext:value-type="float">
            <text:p>1</text:p>
          </table:table-cell>
          <table:table-cell table:formula="of:=[Hoja1.P4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blación</text:p>
          </table:table-cell>
          <table:table-cell table:formula="of:=[.B8]*0.76" office:value-type="float" office:value="0.76" calcext:value-type="float">
            <text:p>0,76</text:p>
          </table:table-cell>
          <table:table-cell table:formula="of:=[.C8]*0.76" office:value-type="float" office:value="1.52" calcext:value-type="float">
            <text:p>1,52</text:p>
          </table:table-cell>
          <table:table-cell table:formula="of:=[.D8]*0.76" office:value-type="float" office:value="0.76" calcext:value-type="float">
            <text:p>0,76</text:p>
          </table:table-cell>
          <table:table-cell table:formula="of:=[.E8]*0.76" office:value-type="float" office:value="0" calcext:value-type="float">
            <text:p>0</text:p>
          </table:table-cell>
          <table:table-cell table:formula="of:=[.F8]*0.76" office:value-type="float" office:value="0" calcext:value-type="float">
            <text:p>0</text:p>
          </table:table-cell>
          <table:table-cell table:formula="of:=[.G8]*0.76" office:value-type="float" office:value="1.52" calcext:value-type="float">
            <text:p>1,52</text:p>
          </table:table-cell>
          <table:table-cell table:formula="of:=[.H8]*0.76" office:value-type="float" office:value="1.52" calcext:value-type="float">
            <text:p>1,5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8]*0.76" office:value-type="float" office:value="0.76" calcext:value-type="float">
            <text:p>0,76</text:p>
          </table:table-cell>
          <table:table-cell table:formula="of:=[.L8]*0.76" office:value-type="float" office:value="0.76" calcext:value-type="float">
            <text:p>0,76</text:p>
          </table:table-cell>
        </table:table-row>
        <table:table-row table:style-name="ro1">
          <table:table-cell office:value-type="string" calcext:value-type="string">
            <text:p>AP/casa</text:p>
          </table:table-cell>
          <table:table-cell table:formula="of:=[.B8]/[.B7]" office:value-type="float" office:value="1" calcext:value-type="float">
            <text:p>1</text:p>
          </table:table-cell>
          <table:table-cell table:formula="of:=[.C8]/[.C7]" office:value-type="float" office:value="0.666666666666667" calcext:value-type="float">
            <text:p>0,6666666667</text:p>
          </table:table-cell>
          <table:table-cell table:formula="of:=[.D8]/[.D7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8]/[.G7]" office:value-type="float" office:value="2" calcext:value-type="float">
            <text:p>2</text:p>
          </table:table-cell>
          <table:table-cell table:formula="of:=[.H8]/[.H7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8]/[.K7]" office:value-type="float" office:value="1" calcext:value-type="float">
            <text:p>1</text:p>
          </table:table-cell>
          <table:table-cell table:formula="of:=[.L8]/[.L7]" office:value-type="float" office:value="0.333333333333333" calcext:value-type="float">
            <text:p>0,3333333333</text:p>
          </table:table-cell>
        </table:table-row>
        <table:table-row table:style-name="ro1">
          <table:table-cell office:value-type="string" calcext:value-type="string">
            <text:p>AP/poblacion</text:p>
          </table:table-cell>
          <table:table-cell table:formula="of:=[.B8]/[.B9]" office:value-type="float" office:value="1.31578947368421" calcext:value-type="float">
            <text:p>1,3157894737</text:p>
          </table:table-cell>
          <table:table-cell table:formula="of:=[.C8]/[.C9]" office:value-type="float" office:value="1.31578947368421" calcext:value-type="float">
            <text:p>1,3157894737</text:p>
          </table:table-cell>
          <table:table-cell table:formula="of:=[.D8]/[.D9]" office:value-type="float" office:value="1.31578947368421" calcext:value-type="float">
            <text:p>1,315789473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8]/[.G9]" office:value-type="float" office:value="1.31578947368421" calcext:value-type="float">
            <text:p>1,3157894737</text:p>
          </table:table-cell>
          <table:table-cell table:formula="of:=[.H8]/[.H9]" office:value-type="float" office:value="1.31578947368421" calcext:value-type="float">
            <text:p>1,315789473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8]/[.K9]" office:value-type="float" office:value="1.31578947368421" calcext:value-type="float">
            <text:p>1,3157894737</text:p>
          </table:table-cell>
          <table:table-cell table:formula="of:=[.L8]/[.L9]" office:value-type="float" office:value="1.31578947368421" calcext:value-type="float">
            <text:p>1,3157894737</text:p>
          </table:table-cell>
        </table:table-row>
        <table:table-row table:style-name="ro1">
          <table:table-cell office:value-type="string" calcext:value-type="string">
            <text:p>Potencia / Apcasa</text:p>
          </table:table-cell>
          <table:table-cell table:formula="of:=[.B3]/[.B10]" office:value-type="float" office:value="0.000000000398107170553497" calcext:value-type="float">
            <text:p>3,98107170553497E-10</text:p>
          </table:table-cell>
          <table:table-cell table:formula="of:=[.C3]/[.C10]" office:value-type="float" office:value="0.0000000318173228422245" calcext:value-type="float">
            <text:p>3,18173228422245E-08</text:p>
          </table:table-cell>
          <table:table-cell table:formula="of:=[.D3]/[.D10]" office:value-type="float" office:value="0.000000000794328234724282" calcext:value-type="float">
            <text:p>7,94328234724282E-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3]/[.G10]" office:value-type="float" office:value="0.000000000283708204583898" calcext:value-type="float">
            <text:p>2,83708204583898E-10</text:p>
          </table:table-cell>
          <table:table-cell table:formula="of:=[.H3]/[.H10]" office:value-type="float" office:value="0.00000000271141266300647" calcext:value-type="float">
            <text:p>2,71141266300647E-0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3]/[.K10]" office:value-type="float" office:value="0.000000000158489319246111" calcext:value-type="float">
            <text:p>1,58489319246111E-10</text:p>
          </table:table-cell>
          <table:table-cell table:formula="of:=[.L3]/[.L10]" office:value-type="float" office:value="0.00000000238298470417285" calcext:value-type="float">
            <text:p>2,38298470417285E-09</text:p>
          </table:table-cell>
        </table:table-row>
        <table:table-row table:style-name="ro1">
          <table:table-cell office:value-type="string" calcext:value-type="string">
            <text:p>Potencia /Appoblacion</text:p>
          </table:table-cell>
          <table:table-cell table:formula="of:=[.B3]/[.B11]" office:value-type="float" office:value="0.000000000302561449620658" calcext:value-type="float">
            <text:p>3,02561449620658E-10</text:p>
          </table:table-cell>
          <table:table-cell table:formula="of:=[.C3]/[.C11]" office:value-type="float" office:value="0.0000000161207769067271" calcext:value-type="float">
            <text:p>1,61207769067271E-08</text:p>
          </table:table-cell>
          <table:table-cell table:formula="of:=[.D3]/[.D11]" office:value-type="float" office:value="0.000000000603689458390454" calcext:value-type="float">
            <text:p>6,03689458390454E-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3]/[.G11]" office:value-type="float" office:value="0.000000000431236470967525" calcext:value-type="float">
            <text:p>4,31236470967525E-10</text:p>
          </table:table-cell>
          <table:table-cell table:formula="of:=[.H3]/[.H11]" office:value-type="float" office:value="0.00000000206067362388492" calcext:value-type="float">
            <text:p>2,06067362388492E-0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3]/[.K11]" office:value-type="float" office:value="0.000000000120451882627044" calcext:value-type="float">
            <text:p>1,20451882627044E-10</text:p>
          </table:table-cell>
          <table:table-cell table:formula="of:=[.L3]/[.L11]" office:value-type="float" office:value="0.000000000603689458390454" calcext:value-type="float">
            <text:p>6,03689458390454E-10</text:p>
          </table:table-cell>
        </table:table-row>
        <table:table-row table:style-name="ro1">
          <table:table-cell office:value-type="string" calcext:value-type="string">
            <text:p>Potencia / AP’s</text:p>
          </table:table-cell>
          <table:table-cell table:formula="of:=[.B3]/[.B8]" office:value-type="float" office:value="0.000000000398107170553497" calcext:value-type="float">
            <text:p>3,98107170553497E-10</text:p>
          </table:table-cell>
          <table:table-cell table:formula="of:=[.C3]/[.C8]" office:value-type="float" office:value="0.0000000106057742807415" calcext:value-type="float">
            <text:p>1,06057742807415E-08</text:p>
          </table:table-cell>
          <table:table-cell table:formula="of:=[.D3]/[.D8]" office:value-type="float" office:value="0.000000000794328234724282" calcext:value-type="float">
            <text:p>7,94328234724282E-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3]/[.G8]" office:value-type="float" office:value="0.000000000283708204583898" calcext:value-type="float">
            <text:p>2,83708204583898E-10</text:p>
          </table:table-cell>
          <table:table-cell table:formula="of:=[.H3]/[.H8]" office:value-type="float" office:value="0.00000000135570633150323" calcext:value-type="float">
            <text:p>1,35570633150323E-09</text:p>
          </table:table-cell>
          <table:table-cell table:formula="of:=[.I3]/[.I8]" office:value-type="float" office:value="0.00000000115574504049286" calcext:value-type="float">
            <text:p>1,15574504049286E-09</text:p>
          </table:table-cell>
          <table:table-cell table:formula="of:=[.J3]/[.J8]" office:value-type="float" office:value="0.000000000316227766016838" calcext:value-type="float">
            <text:p>3,16227766016838E-10</text:p>
          </table:table-cell>
          <table:table-cell table:formula="of:=[.K3]/[.K8]" office:value-type="float" office:value="0.000000000158489319246111" calcext:value-type="float">
            <text:p>1,58489319246111E-10</text:p>
          </table:table-cell>
          <table:table-cell table:formula="of:=[.L3]/[.L8]" office:value-type="float" office:value="0.000000000794328234724282" calcext:value-type="float">
            <text:p>7,94328234724282E-10</text:p>
          </table:table-cell>
        </table:table-row>
        <table:table-row table:style-name="ro1">
          <table:table-cell table:style-name="Default" table:number-columns-repeated="2"/>
          <table:table-cell table:style-name="Default" table:formula="of:=((0.000000047-[.C14])/0.000000047)*100" office:value-type="float" office:value="77.434522806933" calcext:value-type="float">
            <text:p>77,4345228069</text:p>
          </table:table-cell>
          <table:table-cell table:style-name="Default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5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5P0"/>
    </number:currency-style>
    <number:number-style style:name="N106">
      <number:number number:decimal-places="1" loext:min-decimal-places="1" number:min-integer-digits="1"/>
    </number:number-style>
    <number:number-style style:name="N107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0">00-00-0000</text:date>, <text:time style:data-style-name="N2" text:time-value="22:18:35.84375347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8T23:16:05.188488737</meta:creation-date>
    <dc:date>2018-08-20T03:52:12.467347876</dc:date>
    <meta:editing-duration>PT2H6M16S</meta:editing-duration>
    <meta:editing-cycles>5</meta:editing-cycles>
    <meta:generator>LibreOffice/5.1.6.2$Linux_X86_64 LibreOffice_project/10m0$Build-2</meta:generator>
    <meta:document-statistic meta:table-count="2" meta:cell-count="49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4cm" svg:height="9cm" xlink:href=".." xlink:type="simple" chart:class="chart:bar" chart:style-name="ch1">
        <chart:title svg:x="4.117cm" svg:y="0.316cm" chart:style-name="ch2">
          <text:p>Relación Potencia / nº AP por estación</text:p>
        </chart:title>
        <chart:subtitle svg:x="5.016cm" svg:y="1.275cm" chart:style-name="ch3">
          <text:p>Restringidas a 14 metros de radio</text:p>
        </chart:subtitle>
        <chart:legend chart:legend-position="end" svg:x="14.683cm" svg:y="4.201cm" style:legend-expansion="high" chart:style-name="ch4"/>
        <chart:plot-area chart:style-name="ch5" table:cell-range-address="Gráficos.B2:Gráficos.L2 Gráficos.B14:Gráficos.L14" chart:data-source-has-labels="both" svg:x="1.33cm" svg:y="2.138cm" svg:width="13.034cm" svg:height="5.701cm">
          <chartooo:coordinate-region svg:x="3.539cm" svg:y="2.337cm" svg:width="10.825cm" svg:height="4.855cm"/>
          <chart:axis chart:dimension="x" chart:name="primary-x" chart:style-name="ch6" chartooo:axis-type="auto">
            <chartooo:date-scale/>
            <chart:title svg:x="6.956cm" svg:y="8.019cm" chart:style-name="ch7">
              <text:p>Estaciones </text:p>
            </chart:title>
            <chart:categories table:cell-range-address="Gráficos.B2:Gráficos.L2"/>
          </chart:axis>
          <chart:axis chart:dimension="y" chart:name="primary-y" chart:style-name="ch8">
            <chart:title svg:x="0.451cm" svg:y="5.693cm" chart:style-name="ch9">
              <text:p>Relación</text:p>
            </chart:title>
            <chart:grid chart:style-name="ch10" chart:class="major"/>
          </chart:axis>
          <chart:series chart:style-name="ch11" chart:values-cell-range-address="Gráficos.B14:Gráficos.L14" loext:label-string="aps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s</text:p>
              </table:table-cell>
            </table:table-row>
          </table:table-header-rows>
          <table:table-rows>
            <table:table-row>
              <table:table-cell office:value-type="string">
                <text:p>cap1</text:p>
                <draw:g>
                  <svg:desc>Gráficos.B2:Gráficos.L2</svg:desc>
                </draw:g>
              </table:table-cell>
              <table:table-cell office:value-type="float" office:value="0.000000000398107170553497">
                <text:p>0.000000000398107170553497</text:p>
                <draw:g>
                  <svg:desc>Gráficos.B14:Gráficos.L14</svg:desc>
                </draw:g>
              </table:table-cell>
            </table:table-row>
            <table:table-row>
              <table:table-cell office:value-type="string">
                <text:p>cap2</text:p>
              </table:table-cell>
              <table:table-cell office:value-type="float" office:value="0.0000000106057742807415">
                <text:p>0.0000000106057742807415</text:p>
              </table:table-cell>
            </table:table-row>
            <table:table-row>
              <table:table-cell office:value-type="string">
                <text:p>cap3</text:p>
              </table:table-cell>
              <table:table-cell office:value-type="float" office:value="0.000000000794328234724282">
                <text:p>0.000000000794328234724282</text:p>
              </table:table-cell>
            </table:table-row>
            <table:table-row>
              <table:table-cell office:value-type="string">
                <text:p>cap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ap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ap6</text:p>
              </table:table-cell>
              <table:table-cell office:value-type="float" office:value="0.000000000283708204583898">
                <text:p>0.000000000283708204583898</text:p>
              </table:table-cell>
            </table:table-row>
            <table:table-row>
              <table:table-cell office:value-type="string">
                <text:p>cap7</text:p>
              </table:table-cell>
              <table:table-cell office:value-type="float" office:value="0.00000000135570633150323">
                <text:p>0.00000000135570633150323</text:p>
              </table:table-cell>
            </table:table-row>
            <table:table-row>
              <table:table-cell office:value-type="string">
                <text:p>cap8</text:p>
              </table:table-cell>
              <table:table-cell office:value-type="float" office:value="0.00000000115574504049286">
                <text:p>0.00000000115574504049286</text:p>
              </table:table-cell>
            </table:table-row>
            <table:table-row>
              <table:table-cell office:value-type="string">
                <text:p>cap9</text:p>
              </table:table-cell>
              <table:table-cell office:value-type="float" office:value="0.000000000316227766016838">
                <text:p>0.000000000316227766016838</text:p>
              </table:table-cell>
            </table:table-row>
            <table:table-row>
              <table:table-cell office:value-type="string">
                <text:p>cap10</text:p>
              </table:table-cell>
              <table:table-cell office:value-type="float" office:value="0.000000000158489319246111">
                <text:p>0.000000000158489319246111</text:p>
              </table:table-cell>
            </table:table-row>
            <table:table-row>
              <table:table-cell office:value-type="string">
                <text:p>cap11</text:p>
              </table:table-cell>
              <table:table-cell office:value-type="float" office:value="0.000000000794328234724282">
                <text:p>0.0000000007943282347242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3cm" svg:height="9cm" xlink:href=".." xlink:type="simple" chart:class="chart:bar" chart:style-name="ch1">
        <chart:title svg:x="4.566cm" svg:y="0.316cm" chart:style-name="ch2">
          <text:p>Densidad habitacional en casa/m²</text:p>
        </chart:title>
        <chart:subtitle svg:x="5.015cm" svg:y="1.275cm" chart:style-name="ch3">
          <text:p>Restringidas a 14 metros de radio</text:p>
        </chart:subtitle>
        <chart:legend chart:legend-position="end" svg:x="14.682cm" svg:y="4.201cm" style:legend-expansion="high" chart:style-name="ch4"/>
        <chart:plot-area chart:style-name="ch5" table:cell-range-address="Gráficos.B2:Gráficos.L2 Gráficos.B4:Gráficos.L4" chart:data-source-has-labels="both" svg:x="1.33cm" svg:y="2.138cm" svg:width="13.033cm" svg:height="5.701cm">
          <chartooo:coordinate-region svg:x="2.428cm" svg:y="2.337cm" svg:width="11.935cm" svg:height="4.855cm"/>
          <chart:axis chart:dimension="x" chart:name="primary-x" chart:style-name="ch6" chartooo:axis-type="auto">
            <chartooo:date-scale/>
            <chart:title svg:x="6.995cm" svg:y="8.019cm" chart:style-name="ch7">
              <text:p>Estaciones</text:p>
            </chart:title>
            <chart:categories table:cell-range-address="Gráficos.B2:Gráficos.L2"/>
          </chart:axis>
          <chart:axis chart:dimension="y" chart:name="primary-y" chart:style-name="ch8">
            <chart:title svg:x="0.451cm" svg:y="6.434cm" chart:style-name="ch9">
              <text:p>Densidad [casa/m²]</text:p>
            </chart:title>
            <chart:grid chart:style-name="ch10" chart:class="major"/>
          </chart:axis>
          <chart:series chart:style-name="ch11" chart:values-cell-range-address="Gráficos.B4:Gráficos.L4" loext:label-string="aps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s</text:p>
              </table:table-cell>
            </table:table-row>
          </table:table-header-rows>
          <table:table-rows>
            <table:table-row>
              <table:table-cell office:value-type="string">
                <text:p>cap1</text:p>
                <draw:g>
                  <svg:desc>Gráficos.B2:Gráficos.L2</svg:desc>
                </draw:g>
              </table:table-cell>
              <table:table-cell office:value-type="float" office:value="0.0113362233145303">
                <text:p>0.0113362233145303</text:p>
                <draw:g>
                  <svg:desc>Gráficos.B4:Gráficos.L4</svg:desc>
                </draw:g>
              </table:table-cell>
            </table:table-row>
            <table:table-row>
              <table:table-cell office:value-type="string">
                <text:p>cap2</text:p>
              </table:table-cell>
              <table:table-cell office:value-type="float" office:value="0.0196874809277529">
                <text:p>0.0196874809277529</text:p>
              </table:table-cell>
            </table:table-row>
            <table:table-row>
              <table:table-cell office:value-type="string">
                <text:p>cap3</text:p>
              </table:table-cell>
              <table:table-cell office:value-type="float" office:value="0.0103665508722934">
                <text:p>0.0103665508722934</text:p>
              </table:table-cell>
            </table:table-row>
            <table:table-row>
              <table:table-cell office:value-type="string">
                <text:p>cap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ap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ap6</text:p>
              </table:table-cell>
              <table:table-cell office:value-type="float" office:value="0.0275115273299512">
                <text:p>0.0275115273299512</text:p>
              </table:table-cell>
            </table:table-row>
            <table:table-row>
              <table:table-cell office:value-type="string">
                <text:p>cap7</text:p>
              </table:table-cell>
              <table:table-cell office:value-type="float" office:value="0.00980878268592915">
                <text:p>0.00980878268592915</text:p>
              </table:table-cell>
            </table:table-row>
            <table:table-row>
              <table:table-cell office:value-type="string">
                <text:p>cap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ap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ap10</text:p>
              </table:table-cell>
              <table:table-cell office:value-type="float" office:value="0.0209821756417923">
                <text:p>0.0209821756417923</text:p>
              </table:table-cell>
            </table:table-row>
            <table:table-row>
              <table:table-cell office:value-type="string">
                <text:p>cap11</text:p>
              </table:table-cell>
              <table:table-cell office:value-type="float" office:value="0.00559338235746524">
                <text:p>0.005593382357465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4cm" svg:height="9cm" xlink:href=".." xlink:type="simple" chart:class="chart:scatter" chart:style-name="ch1">
        <chart:title svg:x="4.535cm" svg:y="0.316cm" chart:style-name="ch2">
          <text:p>Relacion Potencia / APdoc&amp;APper</text:p>
        </chart:title>
        <chart:subtitle svg:x="2.246cm" svg:y="1.275cm" chart:style-name="ch3">
          <text:p>Relacion directa con la potencia hacia los AP domicilio y personas</text:p>
        </chart:subtitle>
        <chart:legend chart:legend-position="end" svg:x="13.344cm" svg:y="3.952cm" style:legend-expansion="high" chart:style-name="ch4"/>
        <chart:plot-area chart:style-name="ch5" table:cell-range-address="Gráficos.B2:Gráficos.L2 Gráficos.B12:Gráficos.L13" chart:data-source-has-labels="both" svg:x="1.33cm" svg:y="2.138cm" svg:width="11.695cm" svg:height="5.701cm">
          <chartooo:coordinate-region svg:x="3.539cm" svg:y="2.337cm" svg:width="9.299cm" svg:height="4.855cm"/>
          <chart:axis chart:dimension="x" chart:name="primary-x" chart:style-name="ch6" chartooo:axis-type="auto">
            <chart:title svg:x="6.326cm" svg:y="8.019cm" chart:style-name="ch7">
              <text:p>Estaciones</text:p>
            </chart:title>
            <chart:categories table:cell-range-address="Gráficos.B2:Gráficos.L2"/>
          </chart:axis>
          <chart:axis chart:dimension="y" chart:name="primary-y" chart:style-name="ch8">
            <chart:title svg:x="0.451cm" svg:y="5.693cm" chart:style-name="ch9">
              <text:p>Relacion</text:p>
            </chart:title>
            <chart:grid chart:style-name="ch10" chart:class="major"/>
          </chart:axis>
          <chart:series chart:style-name="ch11" chart:values-cell-range-address="Gráficos.B12:Gráficos.L12" loext:label-string="p_apdoc" chart:class="chart:scatter">
            <chart:data-point chart:repeated="11"/>
          </chart:series>
          <chart:series chart:style-name="ch12" chart:values-cell-range-address="Gráficos.B13:Gráficos.L13" loext:label-string="p_apper" chart:class="chart:scatter">
            <chart:domain table:cell-range-address="Gráficos.B2:Gráficos.L2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_apdoc</text:p>
              </table:table-cell>
              <table:table-cell office:value-type="string">
                <text:p>Fila 2</text:p>
              </table:table-cell>
              <table:table-cell office:value-type="string">
                <text:p>p_apper</text:p>
              </table:table-cell>
            </table:table-row>
          </table:table-header-rows>
          <table:table-rows>
            <table:table-row>
              <table:table-cell office:value-type="string">
                <text:p>cap1</text:p>
                <draw:g>
                  <svg:desc>Gráficos.B2:Gráficos.L2</svg:desc>
                </draw:g>
              </table:table-cell>
              <table:table-cell office:value-type="float" office:value="0.000000000398107170553497">
                <text:p>0.000000000398107170553497</text:p>
                <draw:g>
                  <svg:desc>Gráficos.B12:Gráficos.L12</svg:desc>
                </draw:g>
              </table:table-cell>
              <table:table-cell office:value-type="float" office:value="1">
                <text:p>1</text:p>
                <draw:g>
                  <svg:desc>Gráficos.B2:Gráficos.L2</svg:desc>
                </draw:g>
              </table:table-cell>
              <table:table-cell office:value-type="float" office:value="0.000000000302561449620658">
                <text:p>0.000000000302561449620658</text:p>
                <draw:g>
                  <svg:desc>Gráficos.B13:Gráficos.L13</svg:desc>
                </draw:g>
              </table:table-cell>
            </table:table-row>
            <table:table-row>
              <table:table-cell office:value-type="string">
                <text:p>cap2</text:p>
              </table:table-cell>
              <table:table-cell office:value-type="float" office:value="0.0000000318173228422245">
                <text:p>0.0000000318173228422245</text:p>
              </table:table-cell>
              <table:table-cell office:value-type="float" office:value="2">
                <text:p>2</text:p>
              </table:table-cell>
              <table:table-cell office:value-type="float" office:value="0.0000000161207769067271">
                <text:p>0.0000000161207769067271</text:p>
              </table:table-cell>
            </table:table-row>
            <table:table-row>
              <table:table-cell office:value-type="string">
                <text:p>cap3</text:p>
              </table:table-cell>
              <table:table-cell office:value-type="float" office:value="0.000000000794328234724282">
                <text:p>0.000000000794328234724282</text:p>
              </table:table-cell>
              <table:table-cell office:value-type="float" office:value="3">
                <text:p>3</text:p>
              </table:table-cell>
              <table:table-cell office:value-type="float" office:value="0.000000000603689458390454">
                <text:p>0.000000000603689458390454</text:p>
              </table:table-cell>
            </table:table-row>
            <table:table-row>
              <table:table-cell office:value-type="string">
                <text:p>cap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ap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ap6</text:p>
              </table:table-cell>
              <table:table-cell office:value-type="float" office:value="0.000000000283708204583898">
                <text:p>0.000000000283708204583898</text:p>
              </table:table-cell>
              <table:table-cell office:value-type="float" office:value="6">
                <text:p>6</text:p>
              </table:table-cell>
              <table:table-cell office:value-type="float" office:value="0.000000000431236470967525">
                <text:p>0.000000000431236470967525</text:p>
              </table:table-cell>
            </table:table-row>
            <table:table-row>
              <table:table-cell office:value-type="string">
                <text:p>cap7</text:p>
              </table:table-cell>
              <table:table-cell office:value-type="float" office:value="0.00000000271141266300647">
                <text:p>0.00000000271141266300647</text:p>
              </table:table-cell>
              <table:table-cell office:value-type="float" office:value="7">
                <text:p>7</text:p>
              </table:table-cell>
              <table:table-cell office:value-type="float" office:value="0.00000000206067362388492">
                <text:p>0.00000000206067362388492</text:p>
              </table:table-cell>
            </table:table-row>
            <table:table-row>
              <table:table-cell office:value-type="string">
                <text:p>cap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ap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ap10</text:p>
              </table:table-cell>
              <table:table-cell office:value-type="float" office:value="0.000000000158489319246111">
                <text:p>0.000000000158489319246111</text:p>
              </table:table-cell>
              <table:table-cell office:value-type="float" office:value="10">
                <text:p>10</text:p>
              </table:table-cell>
              <table:table-cell office:value-type="float" office:value="0.000000000120451882627044">
                <text:p>0.000000000120451882627044</text:p>
              </table:table-cell>
            </table:table-row>
            <table:table-row>
              <table:table-cell office:value-type="string">
                <text:p>cap11</text:p>
              </table:table-cell>
              <table:table-cell office:value-type="float" office:value="0.00000000238298470417285">
                <text:p>0.00000000238298470417285</text:p>
              </table:table-cell>
              <table:table-cell office:value-type="float" office:value="11">
                <text:p>11</text:p>
              </table:table-cell>
              <table:table-cell office:value-type="float" office:value="0.000000000603689458390454">
                <text:p>0.00000000060368945839045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4cm" svg:height="8.999cm" xlink:href=".." xlink:type="simple" chart:class="chart:bar" chart:style-name="ch1">
        <chart:title svg:x="5.652cm" svg:y="0.315cm" chart:style-name="ch2">
          <text:p>Total de AP capturados</text:p>
        </chart:title>
        <chart:subtitle svg:x="5.016cm" svg:y="1.273cm" chart:style-name="ch3">
          <text:p>Restricción de 14 metros de radio</text:p>
        </chart:subtitle>
        <chart:legend chart:legend-position="end" svg:x="14.683cm" svg:y="4.2cm" style:legend-expansion="high" chart:style-name="ch4"/>
        <chart:plot-area chart:style-name="ch5" table:cell-range-address="Gráficos.B2:Gráficos.L2 Gráficos.B8:Gráficos.L8" chart:data-source-has-labels="both" svg:x="1.33cm" svg:y="2.135cm" svg:width="13.034cm" svg:height="5.704cm">
          <chartooo:coordinate-region svg:x="2.057cm" svg:y="2.334cm" svg:width="12.307cm" svg:height="4.858cm"/>
          <chart:axis chart:dimension="x" chart:name="primary-x" chart:style-name="ch6" chartooo:axis-type="auto">
            <chartooo:date-scale/>
            <chart:title svg:x="6.996cm" svg:y="8.018cm" chart:style-name="ch7">
              <text:p>Estaciones</text:p>
            </chart:title>
            <chart:categories table:cell-range-address="Gráficos.B2:Gráficos.L2"/>
          </chart:axis>
          <chart:axis chart:dimension="y" chart:name="primary-y" chart:style-name="ch8">
            <chart:title svg:x="0.451cm" svg:y="6.129cm" chart:style-name="ch9">
              <text:p>AP Capturados</text:p>
            </chart:title>
            <chart:grid chart:style-name="ch10" chart:class="major"/>
          </chart:axis>
          <chart:series chart:style-name="ch11" chart:values-cell-range-address="Gráficos.B8:Gráficos.L8" loext:label-string="aps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s</text:p>
              </table:table-cell>
            </table:table-row>
          </table:table-header-rows>
          <table:table-rows>
            <table:table-row>
              <table:table-cell office:value-type="string">
                <text:p>cap1</text:p>
                <draw:g>
                  <svg:desc>Gráficos.B2:Gráficos.L2</svg:desc>
                </draw:g>
              </table:table-cell>
              <table:table-cell office:value-type="float" office:value="1">
                <text:p>1</text:p>
                <draw:g>
                  <svg:desc>Gráficos.B8:Gráficos.L8</svg:desc>
                </draw:g>
              </table:table-cell>
            </table:table-row>
            <table:table-row>
              <table:table-cell office:value-type="string">
                <text:p>cap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ap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ap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ap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ap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ap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ap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ap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ap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ap1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4cm" svg:height="9cm" xlink:href=".." xlink:type="simple" chart:class="chart:bar" chart:style-name="ch1">
        <chart:title svg:x="4.487cm" svg:y="0.316cm" chart:style-name="ch2">
          <text:p>Densidad poblacional [persona/m²]</text:p>
        </chart:title>
        <chart:subtitle svg:x="5.016cm" svg:y="1.275cm" chart:style-name="ch3">
          <text:p>Restricción en 14 metros de radio</text:p>
        </chart:subtitle>
        <chart:legend chart:legend-position="end" svg:x="14.683cm" svg:y="4.201cm" style:legend-expansion="high" chart:style-name="ch4"/>
        <chart:plot-area chart:style-name="ch5" table:cell-range-address="Gráficos.B2:Gráficos.L2 Gráficos.B5:Gráficos.L5" chart:data-source-has-labels="both" svg:x="1.33cm" svg:y="2.138cm" svg:width="13.034cm" svg:height="5.701cm">
          <chartooo:coordinate-region svg:x="2.428cm" svg:y="2.337cm" svg:width="11.936cm" svg:height="4.855cm"/>
          <chart:axis chart:dimension="x" chart:name="primary-x" chart:style-name="ch6" chartooo:axis-type="auto">
            <chartooo:date-scale/>
            <chart:title svg:x="6.996cm" svg:y="8.019cm" chart:style-name="ch7">
              <text:p>Estaciones</text:p>
            </chart:title>
            <chart:categories table:cell-range-address="Gráficos.B2:Gráficos.L2"/>
          </chart:axis>
          <chart:axis chart:dimension="y" chart:name="primary-y" chart:style-name="ch8">
            <chart:title svg:x="0.451cm" svg:y="6.778cm" chart:style-name="ch9">
              <text:p>Densidad [Personas/m²]</text:p>
            </chart:title>
            <chart:grid chart:style-name="ch10" chart:class="major"/>
          </chart:axis>
          <chart:series chart:style-name="ch11" chart:values-cell-range-address="Gráficos.B5:Gráficos.L5" loext:label-string="aps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s</text:p>
              </table:table-cell>
            </table:table-row>
          </table:table-header-rows>
          <table:table-rows>
            <table:table-row>
              <table:table-cell office:value-type="string">
                <text:p>cap1</text:p>
                <draw:g>
                  <svg:desc>Gráficos.B2:Gráficos.L2</svg:desc>
                </draw:g>
              </table:table-cell>
              <table:table-cell office:value-type="float" office:value="0.00861552971904304">
                <text:p>0.00861552971904304</text:p>
                <draw:g>
                  <svg:desc>Gráficos.B5:Gráficos.L5</svg:desc>
                </draw:g>
              </table:table-cell>
            </table:table-row>
            <table:table-row>
              <table:table-cell office:value-type="string">
                <text:p>cap2</text:p>
              </table:table-cell>
              <table:table-cell office:value-type="float" office:value="0.0149624855050922">
                <text:p>0.0149624855050922</text:p>
              </table:table-cell>
            </table:table-row>
            <table:table-row>
              <table:table-cell office:value-type="string">
                <text:p>cap3</text:p>
              </table:table-cell>
              <table:table-cell office:value-type="float" office:value="0.007878578662943">
                <text:p>0.007878578662943</text:p>
              </table:table-cell>
            </table:table-row>
            <table:table-row>
              <table:table-cell office:value-type="string">
                <text:p>cap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ap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ap6</text:p>
              </table:table-cell>
              <table:table-cell office:value-type="float" office:value="0.020908760770763">
                <text:p>0.020908760770763</text:p>
              </table:table-cell>
            </table:table-row>
            <table:table-row>
              <table:table-cell office:value-type="string">
                <text:p>cap7</text:p>
              </table:table-cell>
              <table:table-cell office:value-type="float" office:value="0.00745467484130616">
                <text:p>0.00745467484130616</text:p>
              </table:table-cell>
            </table:table-row>
            <table:table-row>
              <table:table-cell office:value-type="string">
                <text:p>cap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ap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ap10</text:p>
              </table:table-cell>
              <table:table-cell office:value-type="float" office:value="0.0159464534877621">
                <text:p>0.0159464534877621</text:p>
              </table:table-cell>
            </table:table-row>
            <table:table-row>
              <table:table-cell office:value-type="string">
                <text:p>cap11</text:p>
              </table:table-cell>
              <table:table-cell office:value-type="float" office:value="0.00425097059167358">
                <text:p>0.0042509705916735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